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e8462" officeooo:paragraph-rsid="001e8462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4pt" style:text-underline-style="none" fo:font-weight="normal" officeooo:rsid="00216728" officeooo:paragraph-rsid="00216728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fo:font-size="14pt" style:text-underline-style="none" fo:font-weight="normal" officeooo:rsid="0023b6d4" officeooo:paragraph-rsid="00242649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style:text-underline-style="none" fo:font-weight="normal" officeooo:rsid="0024a5e8" officeooo:paragraph-rsid="0024a5e8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style:text-underline-style="none" fo:font-weight="normal" officeooo:rsid="0024ed31" officeooo:paragraph-rsid="0024ed31" style:font-size-asian="14pt" style:font-weight-asian="normal" style:font-size-complex="14pt" style:font-weight-complex="normal"/>
    </style:style>
    <style:style style:name="T1" style:family="text">
      <style:text-properties officeooo:rsid="002256b3"/>
    </style:style>
    <style:style style:name="T2" style:family="text">
      <style:text-properties officeooo:rsid="0023b6d4"/>
    </style:style>
    <style:style style:name="T3" style:family="text">
      <style:text-properties officeooo:rsid="0024ac16"/>
    </style:style>
    <style:style style:name="T4" style:family="text">
      <style:text-properties officeooo:rsid="0025cf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at model:</text:p>
      <text:p text:style-name="P1"/>
      <text:list xml:id="list2283783914" text:style-name="L1">
        <text:list-item>
          <text:p text:style-name="P2">Knowledge about the model used</text:p>
        </text:list-item>
        <text:list-item>
          <text:p text:style-name="P2">Knowledge about model parameters</text:p>
        </text:list-item>
        <text:list-item>
          <text:p text:style-name="P3">For gradient based attacks the attacker has access to models gradient</text:p>
        </text:list-item>
        <text:list-item>
          <text:p text:style-name="P2">Access to dataset and features used</text:p>
        </text:list-item>
        <text:list-item>
          <text:p text:style-name="P4">Goal is to break the integrity of the model <text:span text:style-name="T3">&amp; thereby accessing the confidential information of users</text:span></text:p>
        </text:list-item>
        <text:list-item>
          <text:p text:style-name="P5">Attack is done during the testing (inference) phase, <text:span text:style-name="T4">that is, evas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23:21:19.566297837</meta:creation-date>
    <meta:generator>LibreOffice/6.0.7.3$Linux_X86_64 LibreOffice_project/00m0$Build-3</meta:generator>
    <dc:date>2019-10-22T23:39:04.727609232</dc:date>
    <meta:editing-duration>PT17M40S</meta:editing-duration>
    <meta:editing-cycles>10</meta:editing-cycles>
    <meta:document-statistic meta:table-count="0" meta:image-count="0" meta:object-count="0" meta:page-count="1" meta:paragraph-count="7" meta:word-count="62" meta:character-count="355" meta:non-whitespace-character-count="306"/>
  </office:meta>
</office:document-meta>
</file>